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style:font-name="Courier New" style:font-name-complex="Courier New"/>
    </style:style>
    <style:style style:name="T8" style:parent-style-name="DefaultParagraphFont" style:family="text">
      <style:text-properties style:font-name="Courier New" style:font-name-complex="Courier New"/>
    </style:style>
    <style:style style:name="P9" style:parent-style-name="SectionText" style:family="paragraph">
      <style:paragraph-properties fo:keep-with-next="always"/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style:font-name="Courier New" style:font-name-complex="Courier New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/>
    </style:style>
    <style:style style:name="T15" style:parent-style-name="DefaultParagraphFont" style:family="text">
      <style:text-properties style:font-name="Courier New" style:font-name-complex="Courier New"/>
    </style:style>
    <style:style style:name="P16" style:parent-style-name="Normal" style:family="paragraph">
      <style:paragraph-properties fo:break-before="page"/>
    </style:style>
    <style:style style:name="P17" style:parent-style-name="ListParagraph" style:family="paragraph"/>
    <style:style style:name="P18" style:parent-style-name="ListParagraph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DefaultParagraphFont" style:family="text">
      <style:text-properties fo:font-style="italic" style:font-style-asian="italic"/>
    </style:style>
    <style:style style:name="P21" style:parent-style-name="SectionText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style:text-autospace="none" fo:margin-bottom="0in" fo:line-height="100%"/>
    </style:style>
    <style:style style:name="P23" style:parent-style-name="SectionText" style:family="paragraph">
      <style:paragraph-properties fo:margin-left="0.25in">
        <style:tab-stops/>
      </style:paragraph-properties>
    </style:style>
    <style:style style:name="T24" style:parent-style-name="DefaultParagraphFont" style:family="text">
      <style:text-properties fo:font-style="italic" style:font-style-asian="italic"/>
    </style:style>
    <style:style style:name="T25" style:parent-style-name="DefaultParagraphFont" style:family="text">
      <style:text-properties style:font-name="Courier New" style:font-name-complex="Courier New"/>
    </style:style>
    <style:style style:name="T26" style:parent-style-name="DefaultParagraphFont" style:family="text">
      <style:text-properties fo:font-style="italic" style:font-style-asian="italic"/>
    </style:style>
    <style:style style:name="T27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PIN API for ZCA Metadata</text:p>
      <text:p text:style-name="Normal">ZCA (Zero Cost Annotation) metadata is how the compiler passes information about<text:s/>“interesting places” in<text:s/>an<text:s/>Intel®<text:s/>Cilk™ Plus<text:s/>application to tools that may wish to<text:s/>monitor them. <text:s/>The ZCA data ties the following information together:</text:p>
      <text:list text:style-name="LFO1" text:continue-numbering="true">
        <text:list-item>
          <text:p text:style-name="P2">A<text:s/>string specifying the<text:s/>annotation type</text:p>
        </text:list-item>
        <text:list-item>
          <text:p text:style-name="P3">The address of an instruction</text:p>
        </text:list-item>
        <text:list-item>
          <text:p text:style-name="P4">A<text:s/>data value</text:p>
        </text:list-item>
      </text:list>
      <text:h text:style-name="Heading1" text:outline-level="1">Low-Level API</text:h>
      <text:p text:style-name="Normal">The PIN API<text:s/>for ZCA Metadata<text:s/>provides a convenient mechanism to extract the ZCA metadata from a module for use by PIN tools.<text:s text:c="2"/>This API is designed to be provided to external PIN tool writers who wish to instrument applications. <text:s/>It provides a thin layer to insulate users from the details of the data emitted by the compiler.</text:p>
      <text:p text:style-name="Normal">Note that the API is deliberately styled on the API provided by PIN, since that is what PIN tool users will expect. <text:s/>In particular, the API returns “handles” which do not have to be freed. <text:s/>Any needed structures will be allocated lazily and freed when the associated IMG is unloaded. <text:s/>Any retained references to those modules will be invalid at that time.</text:p>
      <text:p text:style-name="Normal">All functions and classes are contained in the ZCA:: namespace.</text:p>
      <text:h text:style-name="Heading2" text:outline-level="2">ZCA::METADATA</text:h>
      <text:p text:style-name="Normal">The ZCA::METADATA<text:s/>object encapsulates the collection of annotations available for a module</text:p>
      <text:p text:style-name="APIFunction">METADATA<text:s/>GetMetadata(LEVEL_PINCLIENT::IMG img)</text:p>
      <text:p text:style-name="Normal">Scans<text:s/>the image for ZCA metadata.<text:s text:c="2"/>If no ZCA metadata is available for the module,<text:s/>METADATA_Invalid()<text:s/>will be returned.</text:p>
      <text:p text:style-name="SectionHeader">Parameters:</text:p>
      <text:p text:style-name="P5"><text:span text:style-name="T6">img</text:span><text:s/>–<text:s/>PIN IMG object<text:s/>for the image<text:s/>to scan for metadata</text:p>
      <text:p text:style-name="SectionHeader">Returns:</text:p>
      <text:p text:style-name="SectionText">ZCA::METADATA<text:s/>object<text:s/>or<text:s/>METADATA_Invalid()<text:s/>if no ZCA data is available for this image.</text:p>
      <text:p text:style-name="APIFunction">ANN<text:s/>METADATA_HeadAnnotation(METADATA m)</text:p>
      <text:p text:style-name="SectionHeader">Returns:</text:p>
      <text:p text:style-name="SectionText">An<text:s/>ANN<text:s/>object for the first ZCA metadata<text:s/>annotation<text:s/>entry in the collection.</text:p>
      <text:soft-page-break/>
      <text:p text:style-name="APIFunction">ANN<text:s/>METADATA_TailAnnotation(METADATA m)</text:p>
      <text:p text:style-name="SectionHeader">Returns:</text:p>
      <text:p text:style-name="SectionText">An<text:s/>ANN<text:s/>object for the last ZCA metadata annotation entry in the collection.</text:p>
      <text:p text:style-name="APIFunction">bool<text:s/>METADATA_Valid(METADATA m)</text:p>
      <text:p text:style-name="SectionHeader">Returns</text:p>
      <text:p text:style-name="SectionText"><text:span text:style-name="T7">true</text:span><text:s/>if the ZCA collection is valid,<text:s/><text:span text:style-name="T8">false</text:span><text:s/>if it is invalid.</text:p>
      <text:p text:style-name="APIFunction">METADATA<text:s/>METADATA_Invalid()</text:p>
      <text:p text:style-name="SectionHeader">Returns:</text:p>
      <text:p text:style-name="SectionText">Special METADATA value used to indicate that an IMG has no metadata.</text:p>
      <text:h text:style-name="Heading2" text:outline-level="2">ZCA::ANN</text:h>
      <text:p text:style-name="Normal">The ZCA::ANN<text:s/>object encapsulates the data available for a single ZCA annotation.</text:p>
      <text:p text:style-name="APIFunction">ANN<text:s/>ANN_Next(ANN x)</text:p>
      <text:p text:style-name="SectionHeader">Returns:</text:p>
      <text:p text:style-name="SectionText">The<text:s/>ANN<text:s/>that follows<text:s/>x, or ANN_Invalid() if x is the last annotation in the collection.<text:s/></text:p>
      <text:p text:style-name="APIFunction">ANN<text:s/>ANN_Prev(ANN x)</text:p>
      <text:p text:style-name="SectionHeader">Returns:</text:p>
      <text:p text:style-name="SectionText">The<text:s/>ANN<text:s/>that<text:s/>proceeds<text:s/>x, or ANN_Invalid() if x is the first annotation in the collection.</text:p>
      <text:p text:style-name="APIFunction">const<text:s/>char *ANN_Name(ANN x)</text:p>
      <text:p text:style-name="SectionHeader">Returns:</text:p>
      <text:p text:style-name="SectionText">Annotation name.</text:p>
      <text:p text:style-name="APIFunction">ADDRINT ANN_Address(ANN x)</text:p>
      <text:p text:style-name="SectionHeader">Returns:</text:p>
      <text:p text:style-name="SectionText">Address associated with the annotation. <text:s/>The address is correct for the current load address of the module.</text:p>
      <text:p text:style-name="APIFunction">const unsigned char *ANN_DataExpression(ANN x)</text:p>
      <text:p text:style-name="SectionHeader">Returns:</text:p>
      <text:p text:style-name="SectionText">The annotation data<text:s/>expression, as a sequence of DWARF location atoms. <text:s/>The sequence is prefixed with a ULEB128 value specifying the length.</text:p>
      <text:soft-page-break/>
      <text:p text:style-name="APIFunction">bool<text:s/>ANN_RegisterAndOffset(ANN x,<text:line-break/><text:s text:c="27"/>LEVEL_PINCLIENT::REG<text:s/>*reg,<text:line-break/><text:s text:c="27"/>LEVEL_PINCLIENT::INT32<text:s/>*offset)</text:p>
      <text:p text:style-name="Normal">Decodes the annotation<text:s/>data<text:s/>expression argument to a PIN register and offset.</text:p>
      <text:p text:style-name="SectionHeader">Parameters:</text:p>
      <text:p text:style-name="P9"><text:span text:style-name="T10">reg</text:span><text:s text:c="2"/>–<text:s/>receives the PIN register that<text:s/>references the data associated with the annotation. <text:s/>REG_NONE is returned if no register is applicable;<text:s/>for example, if the data is a constant.</text:p>
      <text:p text:style-name="SectionText"><text:span text:style-name="T11">offset<text:s/></text:span>– receives the offset from<text:s/>the<text:s/>address stored in the<text:s/>register<text:s/>where<text:s/>the<text:s/>annotation<text:s/>data<text:s/>is<text:s/>located.</text:p>
      <text:p text:style-name="SectionHeader">Returns:</text:p>
      <text:p text:style-name="SectionText"><text:span text:style-name="T12">true</text:span><text:s/>if the register and offset are valid.</text:p>
      <text:p text:style-name="SectionText"><text:span text:style-name="T13">false</text:span><text:s/>if the<text:s/>annotation does not specify a<text:s/>register and offset.</text:p>
      <text:p text:style-name="APIFunction">LEVEL_PINCLIENT::USIZE ANN_ProbeSpaceBytes(ANN x)</text:p>
      <text:p text:style-name="SectionHeader">Returns:</text:p>
      <text:p text:style-name="SectionText">The number of bytes available for inserting a probe. <text:s text:c="3"/>If 0 is returned, no probe space is available.<text:s/>If the value is greater than zero, these bytes will contain one or more complete instructions.</text:p>
      <text:p text:style-name="APIFunction">bool ANN_VALID(ANN<text:s/>x)</text:p>
      <text:p text:style-name="SectionHeader">Returns</text:p>
      <text:p text:style-name="SectionText"><text:span text:style-name="T14">true</text:span><text:s/>if the<text:s/>annotation<text:s/>is valid,<text:s/><text:span text:style-name="T15">false</text:span><text:s/>if it is invalid.</text:p>
      <text:p text:style-name="APIFunction">ANN<text:s/>ANN_Invalid()</text:p>
      <text:p text:style-name="SectionHeader">Returns:</text:p>
      <text:p text:style-name="SectionText">A special ANN value used to mark the beginning and end of a sequence of annotations.</text:p>
      <text:p text:style-name="P16"/>
      <text:soft-page-break/>
      <text:h text:style-name="Heading2" text:outline-level="2">High-Level API</text:h>
      <text:p text:style-name="Normal">The<text:s/>High-Level API for ZCA Metadata provides a convenient set of classes to collect the ZCA metadata annotations and request calls to analysis functions.</text:p>
      <text:p text:style-name="Normal">All classes and values will be in the zca:: namespace.</text:p>
      <text:p text:style-name="Normal">Issues:</text:p>
      <text:list text:style-name="LFO2" text:continue-numbering="true">
        <text:list-item>
          <text:p text:style-name="P17">We’ll include the dumper code as an example at the end of the document.</text:p>
        </text:list-item>
        <text:list-item>
          <text:p text:style-name="P18">While I’ve gotten the code from Greg to combine the offset and register using PIN magic, I haven’t tried it.</text:p>
        </text:list-item>
      </text:list>
      <text:h text:style-name="Heading3" text:outline-level="3">zca_annotation<text:s/>class</text:h>
      <text:p text:style-name="Normal">The<text:s/>zca_annotation<text:s/>class holds information about an annotation.</text:p>
      <text:p text:style-name="Code">class zca_annotation<text:line-break/>{<text:line-break/>private:<text:line-break/><text:s text:c="4"/>zca_annotation(unit32_t hash, ZCA::ANN a);<text:line-break/><text:line-break/>public:<text:line-break/><text:s text:c="4"/>const char *name() const;<text:line-break/><text:s text:c="4"/>const unsigned char *data_expression() const;<text:line-break/><text:s text:c="4"/>LEVEL_PINCLIENT::REG register() const;<text:line-break/><text:s text:c="4"/>LEVEL_PINCLIENT::INT32 offset() const;<text:line-break/><text:s text:c="4"/>LEVEL_PINCLIENT::ADDRINT address() const;<text:line-break/>};<text:line-break/><text:s text:c="4"/></text:p>
      <text:h text:style-name="Heading5" text:outline-level="5">zca_annotation(uint32_t hash,<text:s/>ZCA::ANN a);</text:h>
      <text:p text:style-name="Normal">Construct a<text:s/>zca_annotation<text:s/>class instance.<text:s text:c="2"/>Note that this constructor does not do a deep copy of the annotation information. <text:s/>That is, it saves the pointer to the annotation name and the pointer to the DWARF location atoms instead of making its own copy.</text:p>
      <text:p text:style-name="Normal">The constructor will only be called by the zca_table class.</text:p>
      <text:h text:style-name="Heading5" text:outline-level="5">const char *name() const;</text:h>
      <text:p text:style-name="Normal">Accessor for annotation name.</text:p>
      <text:h text:style-name="Heading5" text:outline-level="5">const unsigned char *data_expression() const;</text:h>
      <text:p text:style-name="Normal">Accessor for the raw sequence of DWARF location atoms that specify the data associated with the<text:s/><text:s/>annotation.</text:p>
      <text:h text:style-name="Heading5" text:outline-level="5">LEVEL_PINCLIENT::REG<text:s/>register() const;</text:h>
      <text:p text:style-name="Normal">Accessor for annotation register. <text:s/>REG_NONE is returned if a register is not applicable.</text:p>
      <text:h text:style-name="Heading5" text:outline-level="5">LEVEL_PINCLIENT::INT32<text:s/>offset() const;</text:h>
      <text:p text:style-name="Normal">Accessor for offset from the register to access the data<text:s/>specified for the annotation.</text:p>
      <text:h text:style-name="Heading5" text:outline-level="5">LEVEL_PINCLIENT::ADDRINT address() const;</text:h>
      <text:p text:style-name="Normal">Accessor for annotation address.</text:p>
      <text:soft-page-break/>
      <text:h text:style-name="Heading3" text:outline-level="3">zca_table<text:s/>class</text:h>
      <text:p text:style-name="Normal">The<text:s/>zca_table<text:s/>class collects ZCA Metadata annotations from loaded modules.</text:p>
      <text:p text:style-name="Code">class zca_table<text:line-break/>{<text:line-break/>public:<text:line-break/><text:s text:c="4"/>zca_table();</text:p>
      <text:p text:style-name="Code"/>
      <text:p text:style-name="Code">public:</text:p>
      <text:p text:style-name="Code"><text:s text:c="4"/>std::pair&lt;const iterator, const_iterator&gt;find(LEVEL_PINCLIENT::ADDRINT address);</text:p>
      <text:p text:style-name="Code"><text:s text:c="4"/>iterator begin();</text:p>
      <text:p text:style-name="Code"><text:s text:c="4"/>const_iterator begin() const;<text:line-break/><text:s text:c="4"/>iterator end();</text:p>
      <text:p text:style-name="Code"><text:s text:c="4"/>const_iterator end() const;</text:p>
      <text:p text:style-name="Code"/>
      <text:p text:style-name="Code"><text:s text:c="4"/>uint32_t hash_name(const char *name);</text:p>
      <text:p text:style-name="Code"><text:s text:c="4"/>const char *name(uint32_t hash);</text:p>
      <text:p text:style-name="Code"/>
      <text:p text:style-name="Code"><text:s text:c="4"/>void<text:s/>insert_annotation_calls(const char *name,</text:p>
      <text:p text:style-name="Code"><text:s text:c="33"/>LEVEL_PINCLIENT::AFUNPTR afun, …);</text:p>
      <text:p text:style-name="Code">};</text:p>
      <text:h text:style-name="Heading5" text:outline-level="5">zca_table();</text:h>
      <text:p text:style-name="Normal">Default constructor. <text:s/>Creates an empty instance of the Metadata class.<text:s text:c="2"/>The class is automatically enrolled for PIN notifications of image load and unload events.</text:p>
      <text:h text:style-name="Heading5" text:outline-level="5">std::pair&lt;const_iterator, const_iterator&gt;<text:line-break/><text:s text:c="4"/>find(LEVEL_PINCLIENT::ADDRINT address);</text:h>
      <text:p text:style-name="SectionHeader">Parameters:</text:p>
      <text:p text:style-name="P19"><text:span text:style-name="T20">address</text:span><text:s/>– Address to search for annotations.</text:p>
      <text:p text:style-name="SectionHeader">Returns:</text:p>
      <text:p text:style-name="SectionText">A range of annotations for the specified instruction. <text:s/>The range will be empty if there are no annotations for that instruction.</text:p>
      <text:h text:style-name="Heading5" text:outline-level="5">iterator begin();<text:line-break/>const_iterator begin() const;</text:h>
      <text:p text:style-name="SectionHeader">Returns</text:p>
      <text:p text:style-name="P21">An iterator to the beginning of the collected annotations.</text:p>
      <text:p text:style-name="P22"><text:span text:style-name="Heading5Char">iterator end()</text:span><text:span text:style-name="Heading5Char">;</text:span><text:span text:style-name="Heading5Char"><text:line-break/>const_iterator end() const</text:span><text:span text:style-name="Heading5Char">;</text:span></text:p>
      <text:p text:style-name="SectionHeader">Returns</text:p>
      <text:p text:style-name="P23">An iterator to the end of the collected annotations.</text:p>
      <text:h text:style-name="Heading5" text:outline-level="5">uint32_t<text:s/>hash_name(const char *name);</text:h>
      <text:p text:style-name="Normal">Returns a hashed value for an annotation name. <text:s/>Every annotation name is guaranteed to return a unique value<text:s/>for the life of the zca_table.</text:p>
      <text:p text:style-name="SectionHeader">Parameters:</text:p>
      <text:p text:style-name="SectionText">name – The name of the annotation to be hashed.</text:p>
      <text:soft-page-break/>
      <text:p text:style-name="SectionHeader">Returns:</text:p>
      <text:p text:style-name="SectionText">The unique value for the annotation name.</text:p>
      <text:h text:style-name="Heading5" text:outline-level="5">const char *name(uint32_t hash);</text:h>
      <text:p text:style-name="Normal">Returns the annotation name assigned to a hashed value.</text:p>
      <text:p text:style-name="SectionHeader">Parameters:</text:p>
      <text:p text:style-name="SectionText"><text:span text:style-name="T24">hash</text:span><text:s/>– The hashed value to be translated to a name.</text:p>
      <text:p text:style-name="SectionHeader">Returns:</text:p>
      <text:p text:style-name="SectionText">The name associated with the hashed<text:s/>value<text:s/>or<text:s/>an empty string<text:s/>if the hashed value is invalid.</text:p>
      <text:h text:style-name="Heading5" text:outline-level="5">void<text:s/>insert_annotation_calls(const char *name,<text:line-break/><text:s text:c="23"/><text:s text:c="5"/><text:s/>LEVEL_PINCLIENT::AFUNPTR afun,<text:s/>…);</text:h>
      <text:p text:style-name="Normal">Request<text:s/>that<text:s/>analysis calls<text:s/>be added for the addresses for<text:s/>annotations with a matching name. <text:s/>You can specify additional parameters for your analysis routine as described for INS_InsertCall.<text:s/>The<text:s/>parameters must end with LEVEL_PINCLIENT::IARG_END .<text:s text:c="2"/>The call will be inserted before the instruction at the annotation address.</text:p>
      <text:p text:style-name="Normal">If the data value for the annotation is not a constant 0, the analysis<text:s/>function<text:s/><text:span text:style-name="T25">afun</text:span><text:s/>will be called with the data value as the first parameter, and any specified parameters as the remaining parameters.</text:p>
      <text:p text:style-name="Normal">Note that<text:s/>analysis calls<text:s/>will<text:s/>only<text:s/>be added for any future JITed code. <text:s/>No attempt is made to insert analysis calls for code that PIN has already considered for instrumentation.</text:p>
      <text:p text:style-name="SectionHeader">Parameters:</text:p>
      <text:p text:style-name="SectionText"><text:span text:style-name="T26">name</text:span><text:s/>– The name of the annotation that callbacks are to be inserted.</text:p>
      <text:p text:style-name="SectionText"><text:span text:style-name="T27">afun<text:s/></text:span>– The analysis function to be called when the address associated with the annotation is reach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ourier New" style:font-name-asian="Times New Roman" style:font-name-complex="Times New Roman" fo:font-weight="bold" style:font-weight-asian="bold" fo:color="#243F6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ectionHeader" style:display-name="Section Header" style:family="paragraph" style:parent-style-name="Normal" style:next-style-name="SectionText">
      <style:paragraph-properties fo:keep-with-next="always" fo:margin-bottom="0in" fo:margin-left="0.25in">
        <style:tab-stops/>
      </style:paragraph-properties>
      <style:text-properties fo:font-weight="bold" style:font-weight-asian="bold" fo:hyphenate="false"/>
    </style:style>
    <style:style style:name="SectionText" style:display-name="Section Tex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ectionHeaderChar" style:display-name="Section Header Char" style:family="text" style:parent-style-name="DefaultParagraphFont">
      <style:text-properties fo:font-weight="bold" style:font-weight-asian="bold"/>
    </style:style>
    <style:style style:name="APIFunction" style:display-name="API Function" style:family="paragraph" style:parent-style-name="Normal" style:next-style-name="Normal">
      <style:paragraph-properties fo:keep-with-next="always" fo:border="0.0069in solid #000000" fo:padding-top="0.0138in" fo:padding-left="0.0555in" fo:padding-bottom="0.0138in" fo:padding-right="0.0555in" style:shadow="none"/>
      <style:text-properties style:font-name="Courier New" style:font-name-complex="Courier New" fo:font-weight="bold" style:font-weight-asian="bold" fo:font-size="10pt" style:font-size-asian="10pt" style:font-size-complex="10pt" fo:hyphenate="false"/>
    </style:style>
    <style:style style:name="SectionTextChar" style:display-name="Section Text Char" style:family="text" style:parent-style-name="DefaultParagraphFont"/>
    <style:style style:name="APIFunctionChar" style:display-name="API Function Char" style:family="text" style:parent-style-name="DefaultParagraphFon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ourier New" style:font-name-asian="Times New Roman" style:font-name-complex="Times New Roman" fo:font-weight="bold" style:font-weight-asian="bold" fo:color="#243F60"/>
    </style:style>
    <style:style style:name="Code" style:display-name="Code" style:family="paragraph" style:parent-style-name="Normal">
      <style:paragraph-properties fo:margin-bottom="0in" fo:line-height="100%"/>
      <style:text-properties style:font-name="Courier New" style:font-name-complex="Courier New" fo:font-size="9pt" style:font-size-asian="9pt" style:font-size-complex="9pt" fo:hyphenate="false"/>
    </style:style>
    <style:style style:name="CodeChar" style:display-name="Code Char" style:family="text" style:parent-style-name="DefaultParagraphFont">
      <style:text-properties style:font-name="Courier New" style:font-name-complex="Courier New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mtannen</meta:initial-creator>
    <dc:creator>William Leiserson</dc:creator>
    <meta:creation-date>2011-06-24T17:49:00Z</meta:creation-date>
    <dc:date>2011-06-24T17:49:00Z</dc:date>
    <meta:print-date>2011-05-04T14:37:00Z</meta:print-date>
    <meta:template xlink:href="Normal.dotm" xlink:type="simple"/>
    <meta:editing-cycles>2</meta:editing-cycles>
    <meta:editing-duration>PT0S</meta:editing-duration>
    <meta:document-statistic meta:page-count="6" meta:paragraph-count="16" meta:word-count="1235" meta:character-count="8265" meta:row-count="58" meta:non-whitespace-character-count="7046"/>
  </office:meta>
</office:document-meta>
</file>